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NodeRenderer.encodeExpandedHidden( TobagoResponseWriter writer , AbstractUITreeNode node , String clientId , boolean expan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NodeRenderer.encodeTreeJunction( FacesContext facesContext , TobagoResponseWriter writer , String id , String treeId , boolean showJunctions , boolean showRootJunction , boolean showRoot , boolean expanded , boolean folder , int depth , boolean hasNextSibling , String openSource , String closedSourc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reeNodeRenderer.encodeIndent( FacesContext facesContext , TobagoResponseWriter writer , boolean menuMode , List &lt; Boolean &gt; junc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NodeRenderer.encodeBegin( FacesContext facesContext , UIComponent componen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TreeNodeRenderer.encodeTreeIcons( TobagoResponseWriter writer , String id , String treeId , boolean showIcons , boolean folder , String source , String openSource , String closed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eeNodeRenderer.encodeLabel( TobagoResponseWriter writer , CommandRendererHelper helper , UITreeNode node , boolean marked , String tree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reeNodeRenderer.encodeMenuIcon( FacesContext facesContext , TobagoResponseWriter writer , String treeId , String id , boolean expanded , UIComponent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eeNodeRenderer.createOnclickForToggle( String treeId , String openSouce , String closed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NodeRenderer.decode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reeNodeRenderer.encodeEnd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